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eba7b" officeooo:paragraph-rsid="000eba7b"/>
    </style:style>
    <style:style style:name="P2" style:family="paragraph" style:parent-style-name="Standard">
      <style:text-properties officeooo:rsid="000eba7b" officeooo:paragraph-rsid="0012f874"/>
    </style:style>
    <style:style style:name="P3" style:family="paragraph" style:parent-style-name="Standard">
      <style:text-properties officeooo:rsid="000eba7b" officeooo:paragraph-rsid="0014bc52"/>
    </style:style>
    <style:style style:name="P4" style:family="paragraph" style:parent-style-name="Standard">
      <style:text-properties officeooo:rsid="000fed21" officeooo:paragraph-rsid="000fed21"/>
    </style:style>
    <style:style style:name="P5" style:family="paragraph" style:parent-style-name="Standard">
      <style:text-properties officeooo:rsid="000fed21" officeooo:paragraph-rsid="0014bc52"/>
    </style:style>
    <style:style style:name="P6" style:family="paragraph" style:parent-style-name="Standard">
      <style:text-properties officeooo:rsid="001121f4" officeooo:paragraph-rsid="001121f4"/>
    </style:style>
    <style:style style:name="P7" style:family="paragraph" style:parent-style-name="Standard">
      <style:text-properties officeooo:rsid="001121f4" officeooo:paragraph-rsid="0014bc52"/>
    </style:style>
    <style:style style:name="P8" style:family="paragraph" style:parent-style-name="Standard">
      <style:text-properties officeooo:rsid="0011d2ce" officeooo:paragraph-rsid="0011d2ce"/>
    </style:style>
    <style:style style:name="P9" style:family="paragraph" style:parent-style-name="Standard">
      <style:text-properties officeooo:rsid="0011d2ce" officeooo:paragraph-rsid="0014bc52"/>
    </style:style>
    <style:style style:name="P10" style:family="paragraph" style:parent-style-name="Standard">
      <style:text-properties fo:font-size="28pt" officeooo:rsid="000eba7b" officeooo:paragraph-rsid="000eba7b" style:font-size-asian="28pt" style:font-size-complex="28pt"/>
    </style:style>
    <style:style style:name="P11" style:family="paragraph" style:parent-style-name="Standard">
      <style:text-properties fo:font-size="28pt" style:text-underline-style="solid" style:text-underline-width="auto" style:text-underline-color="font-color" officeooo:rsid="000eba7b" officeooo:paragraph-rsid="000eba7b" style:font-size-asian="28pt" style:font-size-complex="28pt"/>
    </style:style>
    <style:style style:name="P12" style:family="paragraph" style:parent-style-name="Standard">
      <style:text-properties fo:font-style="italic" fo:font-weight="bold" officeooo:rsid="000eba7b" officeooo:paragraph-rsid="0012f874" style:font-style-asian="italic" style:font-weight-asian="bold" style:font-style-complex="italic" style:font-weight-complex="bold"/>
    </style:style>
    <style:style style:name="P13" style:family="paragraph" style:parent-style-name="Standard">
      <style:text-properties fo:font-weight="bold" officeooo:rsid="000eba7b" officeooo:paragraph-rsid="001121f4" style:font-weight-asian="bold" style:font-weight-complex="bold"/>
    </style:style>
    <style:style style:name="P14" style:family="paragraph" style:parent-style-name="Standard">
      <style:text-properties fo:font-weight="bold" officeooo:rsid="000eba7b" officeooo:paragraph-rsid="00166031" style:font-weight-asian="bold" style:font-weight-complex="bold"/>
    </style:style>
    <style:style style:name="P15" style:family="paragraph" style:parent-style-name="Standard">
      <style:text-properties fo:font-weight="bold" officeooo:rsid="001121f4" officeooo:paragraph-rsid="001121f4" style:font-weight-asian="bold" style:font-weight-complex="bold"/>
    </style:style>
    <style:style style:name="P16" style:family="paragraph" style:parent-style-name="Standard">
      <style:text-properties fo:font-weight="bold" officeooo:rsid="001121f4" officeooo:paragraph-rsid="00166031" style:font-weight-asian="bold" style:font-weight-complex="bold"/>
    </style:style>
    <style:style style:name="P17" style:family="paragraph" style:parent-style-name="Standard">
      <style:text-properties fo:font-weight="bold" officeooo:rsid="00166031" officeooo:paragraph-rsid="00166031" style:font-weight-asian="bold" style:font-weight-complex="bold"/>
    </style:style>
    <style:style style:name="P18" style:family="paragraph" style:parent-style-name="Standard">
      <style:text-properties fo:font-size="12pt" officeooo:rsid="0014bc52" officeooo:paragraph-rsid="0014bc52" style:font-size-asian="12pt" style:font-size-complex="12pt"/>
    </style:style>
    <style:style style:name="P19" style:family="paragraph" style:parent-style-name="Standard">
      <style:paragraph-properties fo:break-before="page"/>
      <style:text-properties fo:font-weight="bold" officeooo:rsid="0012f874" officeooo:paragraph-rsid="0014bc52" style:font-weight-asian="bold" style:font-weight-complex="bold"/>
    </style:style>
    <style:style style:name="P20" style:family="paragraph" style:parent-style-name="Standard" style:list-style-name="L1">
      <style:text-properties officeooo:rsid="001121f4" officeooo:paragraph-rsid="001121f4"/>
    </style:style>
    <style:style style:name="P21" style:family="paragraph" style:parent-style-name="Standard">
      <style:text-properties officeooo:rsid="000eba7b" officeooo:paragraph-rsid="0012f874"/>
    </style:style>
    <style:style style:name="P22" style:family="paragraph" style:parent-style-name="Standard">
      <style:text-properties officeooo:rsid="0016e06d" officeooo:paragraph-rsid="0016e06d"/>
    </style:style>
    <style:style style:name="P23" style:family="paragraph" style:parent-style-name="Standard" style:list-style-name="L1">
      <style:paragraph-properties fo:margin-top="0in" fo:margin-bottom="0.1965in" loext:contextual-spacing="false"/>
    </style:style>
    <style:style style:name="P24" style:family="paragraph" style:parent-style-name="Standard" style:list-style-name="L1">
      <style:paragraph-properties fo:margin-top="0in" fo:margin-bottom="0.1965in" loext:contextual-spacing="false"/>
      <style:text-properties officeooo:rsid="0012f874" officeooo:paragraph-rsid="0012f874"/>
    </style:style>
    <style:style style:name="T1" style:family="text">
      <style:text-properties officeooo:rsid="001121f4"/>
    </style:style>
    <style:style style:name="T2" style:family="text">
      <style:text-properties officeooo:rsid="0012f874"/>
    </style:style>
    <style:style style:name="T3" style:family="text">
      <style:text-properties fo:font-weight="bold" style:font-weight-asian="bold" style:font-weight-complex="bold"/>
    </style:style>
    <style:style style:name="T4" style:family="text">
      <style:text-properties fo:font-weight="bold" officeooo:rsid="001121f4" style:font-weight-asian="bold" style:font-weight-complex="bold"/>
    </style:style>
    <style:style style:name="T5" style:family="text">
      <style:text-properties fo:font-weight="bold" officeooo:rsid="00166031" style:font-weight-asian="bold" style:font-weight-complex="bold"/>
    </style:style>
    <style:style style:name="T6" style:family="text">
      <style:text-properties officeooo:rsid="00166031"/>
    </style:style>
    <style:style style:name="T7" style:family="text">
      <style:text-properties officeooo:rsid="0018bb48"/>
    </style:style>
    <style:style style:name="T8" style:family="text">
      <style:text-properties fo:background-color="#ffff99" loext:char-shading-value="0"/>
    </style:style>
    <style:style style:name="T9" style:family="text">
      <style:text-properties fo:background-color="#ffff99"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UNION</text:p>
      <text:p text:style-name="P18"><text:a xlink:type="simple" xlink:href="https://www.postgresql.org/docs/9.4/static/sql-select.html#SQL-UNION" text:style-name="Internet_20_link" text:visited-style-name="Visited_20_Internet_20_Link">https://www.postgresql.org/docs/9.4/static/sql-select.html#SQL-UNION</text:a></text:p>
      <text:p text:style-name="P18"/>
      <text:p text:style-name="P10">SELECT <text:span text:style-name="Emphasis">column_name(s)</text:span> FROM <text:span text:style-name="Emphasis">table1</text:span><text:line-break/>UNION<text:line-break/>SELECT <text:span text:style-name="Emphasis">column_name(s)</text:span> FROM <text:span text:style-name="Emphasis">table2</text:span>;</text:p>
      <text:p text:style-name="P10"/>
      <text:p text:style-name="P1"/>
      <text:p text:style-name="P12">The UNION operator is used to combine the result-set of two or more SELECT statements.</text:p>
      <text:p text:style-name="P12"/>
      <text:p text:style-name="P12">Notice that each SELECT statement within the UNION must have the same number of columns. The columns must also have similar data types. Also, the columns in each SELECT statement must be in the same order.</text:p>
      <text:p text:style-name="P2"/>
      <text:p text:style-name="P22">Se puede hacer union para agrupar 2 group by por separado. Cada campo de cada union tiene que ser igual, si se escoge 5 el otro 5 también.</text:p>
      <text:p text:style-name="P2"/>
      <text:p text:style-name="P2">SELECT empresa FROM clientes<text:line-break/><text:span text:style-name="T2">UNION</text:span><text:line-break/>SELECT nombre FROM repventas;<text:line-break/></text:p>
      <text:p text:style-name="P2"><text:line-break/>SELECT empresa, rep_clie FROM clientes<text:line-break/><text:span text:style-name="T2">UNION</text:span><text:line-break/>SELECT nombre, num_empl FROM repventas;<text:line-break/></text:p>
      <text:p text:style-name="P3"><text:line-break/>SELECT empresa FROM clientes<text:line-break/><text:span text:style-name="T2">UNION</text:span><text:line-break/>SELECT nombre FROM repventas<text:line-break/><text:span text:style-name="T2">UNION</text:span><text:line-break/>SELECT ciudad FROM oficinas;<text:line-break/></text:p>
      <text:p text:style-name="P19">Llistar les empreses, el seu venedor assignat, i, per cada venta realitzada llistar el nom de l'empresa i el venedor que l'ha fet. </text:p>
      <text:p text:style-name="P2"><text:line-break/>select <text:span text:style-name="T2">'Client' , </text:span>empresa, rep_clie, 'VENEDOR ASSIGNAT' as relacio FROM clientes<text:line-break/><text:span text:style-name="T2">UNION</text:span><text:line-break/>select <text:span text:style-name="T2">'Venta', </text:span>empresa, <text:span text:style-name="T7">rep</text:span>, 'VE<text:span text:style-name="T7">N</text:span>EDOR QUE HA FET LA VENTA' FROM pedidos JOIN clientes ON clie=num_clie<text:line-break/>ORDER BY empresa;<text:line-break/></text:p>
      <text:p text:style-name="P17">Llistar cada venta, el total de ventes per empresa I el total general de ventes :</text:p>
      <text:p text:style-name="P17"/>
      <text:p text:style-name="P9">SELECT 'Compra : ', empresa, fecha_pedido as data, importe from pedidos JOIN clientes on clie=num_clie </text:p>
      <text:p text:style-name="P9"><text:s/>UNION </text:p>
      <text:p text:style-name="P9">SELECT 'Total :', empresa, current_date as data, sum(importe) FROM pedidos JOIN clientes ON clie=num_clie GROUP BY empresa </text:p>
      <text:p text:style-name="P9">UNION </text:p>
      <text:p text:style-name="P9">SELECT 'Total General :', '--------', <text:span text:style-name="T9">current_date</text:span> as data, sum(importe) FROM pedidos ORDER BY empresa, data; </text:p>
      <text:p text:style-name="P9"/>
      <text:p text:style-name="P8"><text:s text:c="4"/>?column? <text:tab/><text:tab/>| <text:s text:c="5"/>empresa <text:s text:c="5"/><text:tab/>| <text:s text:c="3"/>data <text:s text:c="9"/>| <text:s/>importe <text:s/></text:p>
      <text:p text:style-name="P8">--------------------------+-------------------------+--------------+----------- </text:p>
      <text:p text:style-name="P8"><text:s/>Total General : <text:tab/>| -------- <text:s text:c="8"/><text:tab/><text:tab/>| 2015-12-02 | <text:tab/>247691.00 </text:p>
      <text:p text:style-name="P8"><text:s/>Compra : <text:s text:c="7"/><text:tab/>| Ace International <text:tab/>| 1990-01-29 | <text:s/>632.00 </text:p>
      <text:p text:style-name="P8"><text:s/>Compra : <text:s text:c="6"/><text:tab/><text:tab/>| Ace International <text:tab/>| 1990-01-30 | <text:s/>22500.00 </text:p>
      <text:p text:style-name="P8"><text:s/>Total : <text:s text:c="7"/><text:tab/><text:tab/>| Ace International <text:tab/>| 2015-12-02 | <text:s/>23132.00 </text:p>
      <text:p text:style-name="P8"><text:s/>Compra : <text:s text:c="4"/><text:tab/><text:tab/>| Acme Mfg. <text:s text:c="8"/><text:tab/>| 1989-12-17 | <text:s text:c="2"/>3276.00 </text:p>
      <text:p text:style-name="P8"><text:s/>Compra : <text:s text:c="6"/><text:tab/><text:tab/>| Acme Mfg. <text:s text:c="8"/><text:tab/>| 1989-12-27 | <text:s text:c="3"/>702.00 </text:p>
      <text:p text:style-name="P8"><text:s/>Compra : <text:s text:c="6"/><text:tab/><text:tab/>| Acme Mfg. <text:s text:c="8"/><text:tab/>| 1989-12-31 | <text:s/>27500.00 </text:p>
      <text:p text:style-name="P8"><text:s/>Compra : <text:s text:c="6"/><text:tab/><text:tab/>| Acme Mfg. <text:s text:c="8"/><text:tab/>| 1990-01-22 | <text:s text:c="2"/>4104.00 </text:p>
      <text:p text:style-name="P8"><text:s/>Total : <text:s text:c="7"/><text:tab/><text:tab/>| Acme Mfg. <text:s text:c="8"/><text:tab/>| 2015-12-02 | <text:s/>35582.00 </text:p>
      <text:p text:style-name="P8"><text:s/>Compra : <text:s text:c="7"/><text:tab/>| Chen Associates <text:s text:c="2"/><text:tab/>| 1990-03-02 | <text:s/>31350.00 </text:p>
      <text:p text:style-name="P8"><text:s/>Total : <text:s text:c="7"/><text:tab/><text:tab/>| Chen Associates <text:s text:c="2"/><text:tab/>| 2015-12-02 | <text:s/>31350.00 </text:p>
      <text:p text:style-name="P8"><text:s/>Compra : <text:s text:c="7"/><text:tab/>| First Corp. <text:s text:c="6"/><text:tab/>| 1989-10-12 | <text:s text:c="2"/>3978.00 </text:p>
      <text:p text:style-name="P8"><text:s/>Total : <text:s text:c="8"/><text:tab/><text:tab/>| First Corp. <text:s text:c="6"/><text:tab/>| 2015-12-02 | <text:s text:c="2"/>3978.00 </text:p>
      <text:p text:style-name="P8"><text:s/>Compra : <text:s text:c="6"/><text:tab/><text:tab/>| Fred Lewis Corp. <text:s/><text:tab/>| 1989-01-04 | <text:s text:c="2"/>1896.00 </text:p>
      <text:p text:style-name="P8"><text:s/>Compra : <text:s text:c="7"/><text:tab/>| Fred Lewis Corp. <text:s/><text:tab/>| 1990-02-27 | <text:s text:c="2"/>2130.00 </text:p>
      <text:p text:style-name="P8"><text:s/>Total : <text:s text:c="8"/><text:tab/><text:tab/>| Fred Lewis Corp. <text:tab/>| 2015-12-02 | <text:s text:c="2"/>4026.00 </text:p>
      <text:p text:style-name="P8"><text:s/>Compra : <text:s text:c="6"/><text:tab/><text:tab/>| Holm &amp; Landis <text:s text:c="4"/><text:tab/>| 1990-01-25 | <text:s text:c="2"/>5625.00 </text:p>
      <text:p text:style-name="P8"><text:s/>Compra : <text:s text:c="6"/><text:tab/><text:tab/>| Holm &amp; Landis <text:s text:c="4"/><text:tab/>| 1990-02-15 | <text:s text:c="3"/>150.00 </text:p>
      <text:p text:style-name="P8"><text:s/>Compra : <text:s text:c="7"/><text:tab/>| Holm &amp; Landis <text:s text:c="4"/><text:tab/>| 1990-02-23 | <text:s text:c="2"/>1480.00 </text:p>
      <text:p text:style-name="P8"><text:s/>Total : <text:s text:c="8"/><text:tab/><text:tab/>| Holm &amp; Landis <text:s text:c="4"/><text:tab/>| 2015-12-02 | <text:s text:c="2"/>7255.00 </text:p>
      <text:p text:style-name="P8"><text:s/>Compra : <text:s text:c="7"/><text:tab/>| Ian &amp; Schmidt <text:s text:c="4"/><text:tab/>| 1990-02-02 | <text:s/>22500.00 </text:p>
      <text:p text:style-name="P8"><text:s/>Total : <text:s text:c="8"/><text:tab/><text:tab/>| Ian &amp; Schmidt <text:s text:c="4"/><text:tab/>| 2015-12-02 | <text:s/>22500.00 </text:p>
      <text:p text:style-name="P8"><text:s/>Compra : <text:s text:c="7"/><text:tab/>| JCP Inc. <text:s text:c="9"/><text:tab/>| 1989-12-12 | <text:s text:c="2"/>2100.00 </text:p>
      <text:p text:style-name="P8"><text:s/>Compra : <text:s text:c="7"/><text:tab/>| JCP Inc. <text:s text:c="9"/><text:tab/>| 1990-01-11 | <text:s text:c="2"/>3745.00 </text:p>
      <text:p text:style-name="P8"><text:s/>Compra : <text:s text:c="7"/><text:tab/>| JCP Inc. <text:s text:c="9"/><text:tab/>| 1990-02-18 | <text:s text:c="3"/>600.00 </text:p>
      <text:p text:style-name="P8"><text:s/>Total : <text:s text:c="8"/><text:tab/><text:tab/>| JCP Inc. <text:s text:c="9"/><text:tab/>| 2015-12-02 | <text:s text:c="2"/>6445.00 </text:p>
      <text:p text:style-name="P8"><text:s/>Compra : <text:s text:c="7"/><text:tab/>| Jones Mfg. <text:s text:c="6"/><text:tab/>| 1990-01-03 | <text:s text:c="2"/>1458.00 </text:p>
      <text:p text:style-name="P8"><text:soft-page-break/><text:s/>Total : <text:s text:c="8"/><text:tab/><text:tab/>| Jones Mfg. <text:s text:c="7"/><text:tab/>| 2015-12-02 | <text:s text:c="2"/>1458.00 </text:p>
      <text:p text:style-name="P8"><text:s/>Compra : <text:s text:c="7"/><text:tab/>| J.P. Sinclair <text:s text:c="4"/><text:tab/>| 1989-12-17 | <text:s/>31500.00 </text:p>
      <text:p text:style-name="P8"><text:s/>Total : <text:s text:c="7"/><text:tab/><text:tab/>| J.P. Sinclair <text:s text:c="4"/><text:tab/>| 2015-12-02 | <text:s/>31500.00 </text:p>
      <text:p text:style-name="P8"><text:s/>Compra : <text:s text:c="6"/><text:tab/><text:tab/>| Midwest Systems <text:s text:c="2"/><text:tab/>| 1989-11-04 | <text:s text:c="3"/>760.00 </text:p>
      <text:p text:style-name="P8"><text:s/>Compra : <text:s text:c="6"/><text:tab/><text:tab/>| Midwest Systems <text:s text:c="2"/><text:tab/>| 1990-01-14 | <text:s text:c="3"/>652.00 </text:p>
      <text:p text:style-name="P8"><text:s/>Compra : <text:s text:c="7"/><text:tab/>| Midwest Systems <text:s text:c="2"/><text:tab/>| 1990-02-10 | <text:s text:c="2"/>1420.00 </text:p>
      <text:p text:style-name="P8"><text:s/>Compra : <text:s text:c="7"/><text:tab/>| Midwest Systems <text:s text:c="2"/><text:tab/>| 1990-02-10 | <text:s text:c="3"/>776.00 </text:p>
      <text:p text:style-name="P8"><text:s/>Total : <text:s text:c="8"/><text:tab/><text:tab/>| Midwest Systems <text:s text:c="2"/><text:tab/>| 2015-12-02 | <text:s text:c="2"/>3608.00 </text:p>
      <text:p text:style-name="P8"><text:s/>Compra : <text:s text:c="7"/><text:tab/>| Orion Corp <text:s text:c="7"/><text:tab/>| 1989-10-12 | <text:s/>15000.00 </text:p>
      <text:p text:style-name="P8"><text:s/>Compra : <text:s text:c="7"/><text:tab/>| Orion Corp <text:s text:c="7"/><text:tab/>| 1990-01-20 | <text:s text:c="2"/>7100.00 </text:p>
      <text:p text:style-name="P8"><text:s/>Total : <text:s text:c="8"/><text:tab/><text:tab/>| Orion Corp <text:s text:c="7"/><text:tab/>| 2015-12-02 | <text:s/>22100.00 </text:p>
      <text:p text:style-name="P8"><text:s/>Compra : <text:s text:c="7"/><text:tab/>| Peter Brothers <text:s text:c="3"/><text:tab/>| 1990-01-08 | <text:s text:c="3"/>652.00 </text:p>
      <text:p text:style-name="P8"><text:s/>Compra : <text:s text:c="7"/><text:tab/>| Peter Brothers <text:s text:c="3"/><text:tab/>| 1990-02-24 | <text:s text:c="2"/>2430.00 </text:p>
      <text:p text:style-name="P8"><text:s/>Total : <text:s text:c="8"/><text:tab/><text:tab/>| Peter Brothers <text:s text:c="3"/><text:tab/>| 2015-12-02 | <text:s text:c="2"/>3082.00 </text:p>
      <text:p text:style-name="P8"><text:s/>Compra : <text:s text:c="6"/><text:tab/><text:tab/>| Rico Enterprises <text:s/><text:tab/>| 1990-02-10 | <text:s text:c="2"/>3750.00 </text:p>
      <text:p text:style-name="P8"><text:s/>Total : <text:s text:c="8"/><text:tab/><text:tab/>| Rico Enterprises <text:s/><text:tab/>| 2015-12-02 | <text:s text:c="2"/>3750.00 </text:p>
      <text:p text:style-name="P8"><text:s/>Compra : <text:s text:c="7"/><text:tab/>| Zetacorp <text:s text:c="9"/><text:tab/>| 1990-01-08 | <text:s text:c="2"/>2925.00 </text:p>
      <text:p text:style-name="P8"><text:s/>Compra : <text:s text:c="7"/><text:tab/>| Zetacorp <text:s text:c="9"/><text:tab/>| 1990-02-02 | <text:s/>45000.00 </text:p>
      <text:p text:style-name="P8"><text:s/>Total : <text:s text:c="7"/><text:tab/><text:tab/>| Zetacorp <text:s text:c="9"/><text:tab/>| 2015-12-02 | <text:s/>47925.00 </text:p>
      <text:p text:style-name="P8">(46 rows) </text:p>
      <text:p text:style-name="P1"/>
      <text:p text:style-name="P1"><text:span text:style-name="T5">1r pas : </text:span><text:span text:style-name="T3">Mostrar l</text:span><text:span text:style-name="T4">'import</text:span><text:span text:style-name="T3"> de cada compra i el total per client:</text:span></text:p>
      <text:p text:style-name="P1"/>
      <text:p text:style-name="P3">SELECT 'Compra : ', empresa, importe from pedidos JOIN clientes on clie=num_clie </text:p>
      <text:p text:style-name="P3">UNION</text:p>
      <text:p text:style-name="P3">SELECT 'Total :', empresa, sum(importe) FROM pedidos JOIN clientes ON clie=num_clie GROUP BY empresa</text:p>
      <text:p text:style-name="P3">ORDER BY empresa; </text:p>
      <text:p text:style-name="P3"/>
      <text:p text:style-name="P1"><text:s/>?column? <text:s/>| <text:s text:c="5"/>empresa <text:s text:c="5"/>| importe <text:s/></text:p>
      <text:p text:style-name="P1">-----------+-------------------+---------- </text:p>
      <text:p text:style-name="P1"><text:s/>Compra : <text:s/>| Ace International | <text:s text:c="2"/>632.00 </text:p>
      <text:p text:style-name="P1"><text:s/>Compra : <text:s/>| Ace International | 22500.00 </text:p>
      <text:p text:style-name="P1"><text:s/>Total : <text:s text:c="2"/>| Ace International | 23132.00 </text:p>
      <text:p text:style-name="P1"><text:s/>Compra : <text:s/>| Acme Mfg. <text:s text:c="8"/>| <text:s/>3276.00 </text:p>
      <text:p text:style-name="P1"><text:s/>Compra : <text:s/>| Acme Mfg. <text:s text:c="8"/>| <text:s/>4104.00 </text:p>
      <text:p text:style-name="P1"><text:s/>Compra : <text:s/>| Acme Mfg. <text:s text:c="8"/>| <text:s text:c="2"/>702.00 </text:p>
      <text:p text:style-name="P1"><text:s/>Total : <text:s text:c="2"/>| Acme Mfg. <text:s text:c="8"/>| 35582.00 </text:p>
      <text:p text:style-name="P1"><text:s/>Compra : <text:s/>| Acme Mfg. <text:s text:c="8"/>| 27500.00 </text:p>
      <text:p text:style-name="P1"><text:s/>Compra : <text:s/>| Chen Associates <text:s text:c="2"/>| 31350.00 </text:p>
      <text:p text:style-name="P1"><text:s/>Total : <text:s text:c="2"/>| Chen Associates <text:s text:c="2"/>| 31350.00 </text:p>
      <text:p text:style-name="P1"><text:s/>Compra : <text:s/>| First Corp. <text:s text:c="6"/>| <text:s/>3978.00 </text:p>
      <text:p text:style-name="P1"><text:s/>Total : <text:s text:c="2"/>| First Corp. <text:s text:c="6"/>| <text:s/>3978.00 </text:p>
      <text:p text:style-name="P1"><text:s/>Compra : <text:s/>| Fred Lewis Corp. <text:s/>| <text:s/>2130.00 </text:p>
      <text:p text:style-name="P1"><text:s/>Compra : <text:s/>| Fred Lewis Corp. <text:s/>| <text:s/>1896.00 </text:p>
      <text:p text:style-name="P1"><text:s/>Total : <text:s text:c="2"/>| Fred Lewis Corp. <text:s/>| <text:s/>4026.00 </text:p>
      <text:p text:style-name="P1"><text:s/>Compra : <text:s/>| Holm &amp; Landis <text:s text:c="4"/>| <text:s/>1480.00 </text:p>
      <text:p text:style-name="P1"><text:s/>Compra : <text:s/>| Holm &amp; Landis <text:s text:c="4"/>| <text:s text:c="2"/>150.00 </text:p>
      <text:p text:style-name="P1"><text:s/>Compra : <text:s/>| Holm &amp; Landis <text:s text:c="4"/>| <text:s/>5625.00 </text:p>
      <text:p text:style-name="P1"><text:soft-page-break/><text:s/>Total : <text:s text:c="2"/>| Holm &amp; Landis <text:s text:c="4"/>| <text:s/>7255.00 </text:p>
      <text:p text:style-name="P1"><text:s/>Compra : <text:s/>| Ian &amp; Schmidt <text:s text:c="4"/>| 22500.00 </text:p>
      <text:p text:style-name="P1"><text:s/>Total : <text:s text:c="2"/>| Ian &amp; Schmidt <text:s text:c="4"/>| 22500.00 </text:p>
      <text:p text:style-name="P1"><text:s/>Compra : <text:s/>| JCP Inc. <text:s text:c="9"/>| <text:s/>2100.00 </text:p>
      <text:p text:style-name="P1"><text:s/>Total : <text:s text:c="2"/>| JCP Inc. <text:s text:c="9"/>| <text:s/>6445.00 </text:p>
      <text:p text:style-name="P1"><text:s/>Compra : <text:s/>| JCP Inc. <text:s text:c="9"/>| <text:s/>3745.00 </text:p>
      <text:p text:style-name="P1"><text:s/>Compra : <text:s/>| JCP Inc. <text:s text:c="9"/>| <text:s text:c="2"/>600.00 </text:p>
      <text:p text:style-name="P1"><text:s/>Total : <text:s text:c="2"/>| Jones Mfg. <text:s text:c="7"/>| <text:s/>1458.00 </text:p>
      <text:p text:style-name="P1"><text:s/>Compra : <text:s/>| Jones Mfg. <text:s text:c="7"/>| <text:s/>1458.00 </text:p>
      <text:p text:style-name="P1"><text:s/>Compra : <text:s/>| J.P. Sinclair <text:s text:c="4"/>| 31500.00 </text:p>
      <text:p text:style-name="P1"><text:s/>Total : <text:s text:c="2"/>| J.P. Sinclair <text:s text:c="4"/>| 31500.00 </text:p>
      <text:p text:style-name="P1"><text:s/>Compra : <text:s/>| Midwest Systems <text:s text:c="2"/>| <text:s text:c="2"/>760.00 </text:p>
      <text:p text:style-name="P1"><text:s/>Compra : <text:s/>| Midwest Systems <text:s text:c="2"/>| <text:s/>1420.00 </text:p>
      <text:p text:style-name="P1"><text:s/>Compra : <text:s/>| Midwest Systems <text:s text:c="2"/>| <text:s text:c="2"/>776.00 </text:p>
      <text:p text:style-name="P1"><text:s/>Total : <text:s text:c="2"/>| Midwest Systems <text:s text:c="2"/>| <text:s/>3608.00 </text:p>
      <text:p text:style-name="P1"><text:s/>Compra : <text:s/>| Midwest Systems <text:s text:c="2"/>| <text:s text:c="2"/>652.00 </text:p>
      <text:p text:style-name="P1"><text:s/>Total : <text:s text:c="2"/>| Orion Corp <text:s text:c="7"/>| 22100.00 </text:p>
      <text:p text:style-name="P1"><text:s/>Compra : <text:s/>| Orion Corp <text:s text:c="7"/>| 15000.00 </text:p>
      <text:p text:style-name="P1"><text:s/>Compra : <text:s/>| Orion Corp <text:s text:c="7"/>| <text:s/>7100.00 </text:p>
      <text:p text:style-name="P1"><text:s/>Total : <text:s text:c="2"/>| Peter Brothers <text:s text:c="3"/>| <text:s/>3082.00 </text:p>
      <text:p text:style-name="P1"><text:s/>Compra : <text:s/>| Peter Brothers <text:s text:c="3"/>| <text:s/>2430.00 </text:p>
      <text:p text:style-name="P1"><text:s/>Compra : <text:s/>| Peter Brothers <text:s text:c="3"/>| <text:s text:c="2"/>652.00 </text:p>
      <text:p text:style-name="P1"><text:s/>Total : <text:s text:c="2"/>| Rico Enterprises <text:s/>| <text:s/>3750.00 </text:p>
      <text:p text:style-name="P1"><text:s/>Compra : <text:s/>| Rico Enterprises <text:s/>| <text:s/>3750.00 </text:p>
      <text:p text:style-name="P1"><text:s/>Compra : <text:s/>| Zetacorp <text:s text:c="9"/>| 45000.00 </text:p>
      <text:p text:style-name="P1"><text:s/>Total : <text:s text:c="2"/>| Zetacorp <text:s text:c="9"/>| 47925.00 </text:p>
      <text:p text:style-name="P1"><text:s/>Compra : <text:s/>| Zetacorp <text:s text:c="9"/>| <text:s/>2925.00 </text:p>
      <text:p text:style-name="P1">(45 rows) </text:p>
      <text:p text:style-name="P1"/>
      <text:p text:style-name="P1"/>
      <text:p text:style-name="P14"><text:span text:style-name="T6">2n pas : </text:span>Mostrar l<text:span text:style-name="T1">'import</text:span> total de cada compra i el total per client <text:span text:style-name="T1">a data d'avui</text:span>, ordenat per client <text:span text:style-name="T1">i data</text:span>:</text:p>
      <text:p text:style-name="P13"/>
      <text:p text:style-name="P5">SELECT 'Compra : ', empresa, fecha_pedido as data, importe from pedidos JOIN clientes on clie=num_clie </text:p>
      <text:p text:style-name="P5"><text:s/>UNION </text:p>
      <text:p text:style-name="P5">SELECT 'Total :', empresa, current_date as data, sum(importe) FROM pedidos JOIN clientes ON clie=num_clie GROUP BY empresa </text:p>
      <text:p text:style-name="P5">ORDER BY empresa, data;</text:p>
      <text:p text:style-name="P4"/>
      <text:p text:style-name="P6"><text:s/>?column? <text:s/>| <text:s text:c="5"/>empresa <text:s text:c="5"/>| <text:s text:c="3"/>data <text:s text:c="3"/>| importe <text:s/></text:p>
      <text:p text:style-name="P6">-----------+-------------------+------------+---------- </text:p>
      <text:p text:style-name="P6"><text:s/>Compra : <text:s/>| Ace International | 1990-01-29 | <text:s text:c="2"/>632.00 </text:p>
      <text:p text:style-name="P6"><text:s/>Compra : <text:s/>| Ace International | 1990-01-30 | 22500.00 </text:p>
      <text:p text:style-name="P6"><text:s/>Total : <text:s text:c="2"/>| Ace International | 2015-12-02 | 23132.00 </text:p>
      <text:p text:style-name="P6"><text:s/>Compra : <text:s/>| Acme Mfg. <text:s text:c="8"/>| 1989-12-17 | <text:s/>3276.00 </text:p>
      <text:p text:style-name="P6"><text:s/>Compra : <text:s/>| Acme Mfg. <text:s text:c="8"/>| 1989-12-27 | <text:s text:c="2"/>702.00 </text:p>
      <text:p text:style-name="P6"><text:s/>Compra : <text:s/>| Acme Mfg. <text:s text:c="8"/>| 1989-12-31 | 27500.00 </text:p>
      <text:p text:style-name="P6"><text:s/>Compra : <text:s/>| Acme Mfg. <text:s text:c="8"/>| 1990-01-22 | <text:s/>4104.00 </text:p>
      <text:p text:style-name="P6"><text:soft-page-break/><text:s/>Total : <text:s text:c="2"/>| Acme Mfg. <text:s text:c="8"/>| 2015-12-02 | 35582.00 </text:p>
      <text:p text:style-name="P6"><text:s/>Compra : <text:s/>| Chen Associates <text:s text:c="2"/>| 1990-03-02 | 31350.00 </text:p>
      <text:p text:style-name="P6"><text:s/>Total : <text:s text:c="2"/>| Chen Associates <text:s text:c="2"/>| 2015-12-02 | 31350.00 </text:p>
      <text:p text:style-name="P6"><text:s/>Compra : <text:s/>| First Corp. <text:s text:c="6"/>| 1989-10-12 | <text:s/>3978.00 </text:p>
      <text:p text:style-name="P6"><text:s/>Total : <text:s text:c="2"/>| First Corp. <text:s text:c="6"/>| 2015-12-02 | <text:s/>3978.00 </text:p>
      <text:p text:style-name="P6"><text:s/>Compra : <text:s/>| Fred Lewis Corp. <text:s/>| 1989-01-04 | <text:s/>1896.00 </text:p>
      <text:p text:style-name="P6"><text:s/>Compra : <text:s/>| Fred Lewis Corp. <text:s/>| 1990-02-27 | <text:s/>2130.00 </text:p>
      <text:p text:style-name="P6"><text:s/>Total : <text:s text:c="2"/>| Fred Lewis Corp. <text:s/>| 2015-12-02 | <text:s/>4026.00 </text:p>
      <text:p text:style-name="P6"><text:s/>Compra : <text:s/>| Holm &amp; Landis <text:s text:c="4"/>| 1990-01-25 | <text:s/>5625.00 </text:p>
      <text:p text:style-name="P6"><text:s/>Compra : <text:s/>| Holm &amp; Landis <text:s text:c="4"/>| 1990-02-15 | <text:s text:c="2"/>150.00 </text:p>
      <text:p text:style-name="P6"><text:s/>Compra : <text:s/>| Holm &amp; Landis <text:s text:c="4"/>| 1990-02-23 | <text:s/>1480.00 </text:p>
      <text:p text:style-name="P6"><text:s/>Total : <text:s text:c="2"/>| Holm &amp; Landis <text:s text:c="4"/>| 2015-12-02 | <text:s/>7255.00 </text:p>
      <text:p text:style-name="P6"><text:s/>Compra : <text:s/>| Ian &amp; Schmidt <text:s text:c="4"/>| 1990-02-02 | 22500.00 </text:p>
      <text:p text:style-name="P6"><text:s/>Total : <text:s text:c="2"/>| Ian &amp; Schmidt <text:s text:c="4"/>| 2015-12-02 | 22500.00 </text:p>
      <text:p text:style-name="P6"><text:s/>Compra : <text:s/>| JCP Inc. <text:s text:c="9"/>| 1989-12-12 | <text:s/>2100.00 </text:p>
      <text:p text:style-name="P6"><text:s/>Compra : <text:s/>| JCP Inc. <text:s text:c="9"/>| 1990-01-11 | <text:s/>3745.00 </text:p>
      <text:p text:style-name="P6"><text:s/>Compra : <text:s/>| JCP Inc. <text:s text:c="9"/>| 1990-02-18 | <text:s text:c="2"/>600.00 </text:p>
      <text:p text:style-name="P6"><text:s/>Total : <text:s text:c="2"/>| JCP Inc. <text:s text:c="9"/>| 2015-12-02 | <text:s/>6445.00 </text:p>
      <text:p text:style-name="P6"><text:s/>Compra : <text:s/>| Jones Mfg. <text:s text:c="7"/>| 1990-01-03 | <text:s/>1458.00 </text:p>
      <text:p text:style-name="P6"><text:s/>Total : <text:s text:c="2"/>| Jones Mfg. <text:s text:c="7"/>| 2015-12-02 | <text:s/>1458.00 </text:p>
      <text:p text:style-name="P6"><text:s/>Compra : <text:s/>| J.P. Sinclair <text:s text:c="4"/>| 1989-12-17 | 31500.00 </text:p>
      <text:p text:style-name="P6"><text:s/>Total : <text:s text:c="2"/>| J.P. Sinclair <text:s text:c="4"/>| 2015-12-02 | 31500.00 </text:p>
      <text:p text:style-name="P6"><text:s/>Compra : <text:s/>| Midwest Systems <text:s text:c="2"/>| 1989-11-04 | <text:s text:c="2"/>760.00 </text:p>
      <text:p text:style-name="P6"><text:s/>Compra : <text:s/>| Midwest Systems <text:s text:c="2"/>| 1990-01-14 | <text:s text:c="2"/>652.00 </text:p>
      <text:p text:style-name="P6"><text:s/>Compra : <text:s/>| Midwest Systems <text:s text:c="2"/>| 1990-02-10 | <text:s text:c="2"/>776.00 </text:p>
      <text:p text:style-name="P6"><text:s/>Compra : <text:s/>| Midwest Systems <text:s text:c="2"/>| 1990-02-10 | <text:s/>1420.00 </text:p>
      <text:p text:style-name="P6"><text:s/>Total : <text:s text:c="2"/>| Midwest Systems <text:s text:c="2"/>| 2015-12-02 | <text:s/>3608.00 </text:p>
      <text:p text:style-name="P6"><text:s/>Compra : <text:s/>| Orion Corp <text:s text:c="7"/>| 1989-10-12 | 15000.00 </text:p>
      <text:p text:style-name="P6"><text:s/>Compra : <text:s/>| Orion Corp <text:s text:c="7"/>| 1990-01-20 | <text:s/>7100.00 </text:p>
      <text:p text:style-name="P6"><text:s/>Total : <text:s text:c="2"/>| Orion Corp <text:s text:c="7"/>| 2015-12-02 | 22100.00 </text:p>
      <text:p text:style-name="P6"><text:s/>Compra : <text:s/>| Peter Brothers <text:s text:c="3"/>| 1990-01-08 | <text:s text:c="2"/>652.00 </text:p>
      <text:p text:style-name="P6"><text:s/>Compra : <text:s/>| Peter Brothers <text:s text:c="3"/>| 1990-02-24 | <text:s/>2430.00 </text:p>
      <text:p text:style-name="P6"><text:s/>Total : <text:s text:c="2"/>| Peter Brothers <text:s text:c="3"/>| 2015-12-02 | <text:s/>3082.00 </text:p>
      <text:p text:style-name="P6"><text:s/>Compra : <text:s/>| Rico Enterprises <text:s/>| 1990-02-10 | <text:s/>3750.00 </text:p>
      <text:p text:style-name="P6"><text:s/>Total : <text:s text:c="2"/>| Rico Enterprises <text:s/>| 2015-12-02 | <text:s/>3750.00 </text:p>
      <text:p text:style-name="P6"><text:s/>Compra : <text:s/>| Zetacorp <text:s text:c="9"/>| 1990-01-08 | <text:s/>2925.00 </text:p>
      <text:p text:style-name="P6"><text:s/>Compra : <text:s/>| Zetacorp <text:s text:c="9"/>| 1990-02-02 | 45000.00 </text:p>
      <text:p text:style-name="P6"><text:s/>Total : <text:s text:c="2"/>| Zetacorp <text:s text:c="9"/>| 2015-12-02 | 47925.00 </text:p>
      <text:p text:style-name="P6">(45 rows)</text:p>
      <text:p text:style-name="P6"/>
      <text:p text:style-name="P6"/>
      <text:p text:style-name="P16"><text:span text:style-name="T6">3r pas : </text:span>Afegir-<text:span text:style-name="T6">hi</text:span> el total general :</text:p>
      <text:p text:style-name="P15"/>
      <text:p text:style-name="P7">SELECT 'Compra : ', empresa, fecha_pedido as data, importe from pedidos JOIN clientes on clie=num_clie </text:p>
      <text:p text:style-name="P7">UNION </text:p>
      <text:p text:style-name="P7">SELECT 'Total :', empresa, current_date as data, sum(importe) FROM pedidos JOIN clientes ON clie=num_clie GROUP BY empresa UNION SELECT 'Total General :', '--------', current_date as data, sum(importe) FROM pedidos</text:p>
      <text:p text:style-name="P7"><text:soft-page-break/>ORDER BY empresa, data; </text:p>
      <text:p text:style-name="P7"/>
      <text:p text:style-name="P6"><text:s text:c="4"/>?column? <text:s text:c="4"/>| <text:s text:c="5"/>empresa <text:s text:c="5"/>| <text:s text:c="3"/>data <text:s text:c="3"/>| <text:s/>importe <text:s/></text:p>
      <text:p text:style-name="P6">-----------------+-------------------+------------+----------- </text:p>
      <text:p text:style-name="P6"><text:s/>Total General : | -------- <text:s text:c="9"/>| 2015-12-02 | 247691.00 </text:p>
      <text:p text:style-name="P6"><text:s/>Compra : <text:s text:c="7"/>| Ace International | 1990-01-29 | <text:s text:c="3"/>632.00 </text:p>
      <text:p text:style-name="P6"><text:s/>Compra : <text:s text:c="7"/>| Ace International | 1990-01-30 | <text:s/>22500.00 </text:p>
      <text:p text:style-name="P6"><text:s/>Total : <text:s text:c="8"/>| Ace International | 2015-12-02 | <text:s/>23132.00 </text:p>
      <text:p text:style-name="P6"><text:s/>Compra : <text:s text:c="7"/>| Acme Mfg. <text:s text:c="8"/>| 1989-12-17 | <text:s text:c="2"/>3276.00 </text:p>
      <text:p text:style-name="P6"><text:s/>Compra : <text:s text:c="7"/>| Acme Mfg. <text:s text:c="8"/>| 1989-12-27 | <text:s text:c="3"/>702.00 </text:p>
      <text:p text:style-name="P6"><text:s/>Compra : <text:s text:c="7"/>| Acme Mfg. <text:s text:c="8"/>| 1989-12-31 | <text:s/>27500.00 </text:p>
      <text:p text:style-name="P6"><text:s/>Compra : <text:s text:c="7"/>| Acme Mfg. <text:s text:c="8"/>| 1990-01-22 | <text:s text:c="2"/>4104.00 </text:p>
      <text:p text:style-name="P6"><text:s/>Total : <text:s text:c="8"/>| Acme Mfg. <text:s text:c="8"/>| 2015-12-02 | <text:s/>35582.00 </text:p>
      <text:p text:style-name="P6"><text:s/>Compra : <text:s text:c="7"/>| Chen Associates <text:s text:c="2"/>| 1990-03-02 | <text:s/>31350.00 </text:p>
      <text:p text:style-name="P6"><text:s/>Total : <text:s text:c="8"/>| Chen Associates <text:s text:c="2"/>| 2015-12-02 | <text:s/>31350.00 </text:p>
      <text:p text:style-name="P6"><text:s/>Compra : <text:s text:c="7"/>| First Corp. <text:s text:c="6"/>| 1989-10-12 | <text:s text:c="2"/>3978.00 </text:p>
      <text:p text:style-name="P6"><text:s/>Total : <text:s text:c="8"/>| First Corp. <text:s text:c="6"/>| 2015-12-02 | <text:s text:c="2"/>3978.00 </text:p>
      <text:p text:style-name="P6"><text:s/>Compra : <text:s text:c="7"/>| Fred Lewis Corp. <text:s/>| 1989-01-04 | <text:s text:c="2"/>1896.00 </text:p>
      <text:p text:style-name="P6"><text:s/>Compra : <text:s text:c="7"/>| Fred Lewis Corp. <text:s/>| 1990-02-27 | <text:s text:c="2"/>2130.00 </text:p>
      <text:p text:style-name="P6"><text:s/>Total : <text:s text:c="8"/>| Fred Lewis Corp. <text:s/>| 2015-12-02 | <text:s text:c="2"/>4026.00 </text:p>
      <text:p text:style-name="P6"><text:s/>Compra : <text:s text:c="7"/>| Holm &amp; Landis <text:s text:c="4"/>| 1990-01-25 | <text:s text:c="2"/>5625.00 </text:p>
      <text:p text:style-name="P6"><text:s/>Compra : <text:s text:c="7"/>| Holm &amp; Landis <text:s text:c="4"/>| 1990-02-15 | <text:s text:c="3"/>150.00 </text:p>
      <text:p text:style-name="P6"><text:s/>Compra : <text:s text:c="7"/>| Holm &amp; Landis <text:s text:c="4"/>| 1990-02-23 | <text:s text:c="2"/>1480.00 </text:p>
      <text:p text:style-name="P6"><text:s/>Total : <text:s text:c="8"/>| Holm &amp; Landis <text:s text:c="4"/>| 2015-12-02 | <text:s text:c="2"/>7255.00 </text:p>
      <text:p text:style-name="P6"><text:s/>Compra : <text:s text:c="7"/>| Ian &amp; Schmidt <text:s text:c="4"/>| 1990-02-02 | <text:s/>22500.00 </text:p>
      <text:p text:style-name="P6"><text:s/>Total : <text:s text:c="8"/>| Ian &amp; Schmidt <text:s text:c="4"/>| 2015-12-02 | <text:s/>22500.00 </text:p>
      <text:p text:style-name="P6"><text:s/>Compra : <text:s text:c="7"/>| JCP Inc. <text:s text:c="9"/>| 1989-12-12 | <text:s text:c="2"/>2100.00 </text:p>
      <text:p text:style-name="P6"><text:s/>Compra : <text:s text:c="7"/>| JCP Inc. <text:s text:c="9"/>| 1990-01-11 | <text:s text:c="2"/>3745.00 </text:p>
      <text:p text:style-name="P6"><text:s/>Compra : <text:s text:c="7"/>| JCP Inc. <text:s text:c="9"/>| 1990-02-18 | <text:s text:c="3"/>600.00 </text:p>
      <text:p text:style-name="P6"><text:s/>Total : <text:s text:c="8"/>| JCP Inc. <text:s text:c="9"/>| 2015-12-02 | <text:s text:c="2"/>6445.00 </text:p>
      <text:p text:style-name="P6"><text:s/>Compra : <text:s text:c="7"/>| Jones Mfg. <text:s text:c="7"/>| 1990-01-03 | <text:s text:c="2"/>1458.00 </text:p>
      <text:p text:style-name="P6"><text:s/>Total : <text:s text:c="8"/>| Jones Mfg. <text:s text:c="7"/>| 2015-12-02 | <text:s text:c="2"/>1458.00 </text:p>
      <text:p text:style-name="P6"><text:s/>Compra : <text:s text:c="7"/>| J.P. Sinclair <text:s text:c="4"/>| 1989-12-17 | <text:s/>31500.00 </text:p>
      <text:p text:style-name="P6"><text:s/>Total : <text:s text:c="8"/>| J.P. Sinclair <text:s text:c="4"/>| 2015-12-02 | <text:s/>31500.00 </text:p>
      <text:p text:style-name="P6"><text:s/>Compra : <text:s text:c="7"/>| Midwest Systems <text:s text:c="2"/>| 1989-11-04 | <text:s text:c="3"/>760.00 </text:p>
      <text:p text:style-name="P6"><text:s/>Compra : <text:s text:c="7"/>| Midwest Systems <text:s text:c="2"/>| 1990-01-14 | <text:s text:c="3"/>652.00 </text:p>
      <text:p text:style-name="P6"><text:s/>Compra : <text:s text:c="7"/>| Midwest Systems <text:s text:c="2"/>| 1990-02-10 | <text:s text:c="2"/>1420.00 </text:p>
      <text:p text:style-name="P6"><text:s/>Compra : <text:s text:c="7"/>| Midwest Systems <text:s text:c="2"/>| 1990-02-10 | <text:s text:c="3"/>776.00 </text:p>
      <text:p text:style-name="P6"><text:s/>Total : <text:s text:c="8"/>| Midwest Systems <text:s text:c="2"/>| 2015-12-02 | <text:s text:c="2"/>3608.00 </text:p>
      <text:p text:style-name="P6"><text:s/>Compra : <text:s text:c="7"/>| Orion Corp <text:s text:c="7"/>| 1989-10-12 | <text:s/>15000.00 </text:p>
      <text:p text:style-name="P6"><text:s/>Compra : <text:s text:c="7"/>| Orion Corp <text:s text:c="7"/>| 1990-01-20 | <text:s text:c="2"/>7100.00 </text:p>
      <text:p text:style-name="P6"><text:s/>Total : <text:s text:c="8"/>| Orion Corp <text:s text:c="7"/>| 2015-12-02 | <text:s/>22100.00 </text:p>
      <text:p text:style-name="P6"><text:s/>Compra : <text:s text:c="7"/>| Peter Brothers <text:s text:c="3"/>| 1990-01-08 | <text:s text:c="3"/>652.00 </text:p>
      <text:p text:style-name="P6"><text:s/>Compra : <text:s text:c="7"/>| Peter Brothers <text:s text:c="3"/>| 1990-02-24 | <text:s text:c="2"/>2430.00 </text:p>
      <text:p text:style-name="P6"><text:s/>Total : <text:s text:c="8"/>| Peter Brothers <text:s text:c="3"/>| 2015-12-02 | <text:s text:c="2"/>3082.00 </text:p>
      <text:p text:style-name="P6"><text:s/>Compra : <text:s text:c="7"/>| Rico Enterprises <text:s/>| 1990-02-10 | <text:s text:c="2"/>3750.00 </text:p>
      <text:p text:style-name="P6"><text:s/>Total : <text:s text:c="8"/>| Rico Enterprises <text:s/>| 2015-12-02 | <text:s text:c="2"/>3750.00 </text:p>
      <text:p text:style-name="P6"><text:s/>Compra : <text:s text:c="7"/>| Zetacorp <text:s text:c="9"/>| 1990-01-08 | <text:s text:c="2"/>2925.00 </text:p>
      <text:p text:style-name="P6"><text:s/>Compra : <text:s text:c="7"/>| Zetacorp <text:s text:c="9"/>| 1990-02-02 | <text:s/>45000.00 </text:p>
      <text:p text:style-name="P6"><text:soft-page-break/><text:s/>Total : <text:s text:c="8"/>| Zetacorp <text:s text:c="9"/>| 2015-12-02 | <text:s/>47925.00 </text:p>
      <text:p text:style-name="P6">(46 rows) </text:p>
      <text:p text:style-name="P6"/>
      <text:list xml:id="list8753112816222307640" text:style-name="L1">
        <text:list-item>
          <text:p text:style-name="P20">Mostar les ventes individuals dels productes dels fabricants 'aci' i 'rei' que comencin per 'Bisagra' o 'Articulo'. Mostrar també el total venut d'aquests productes.</text:p>
          <text:p text:style-name="P23"/>
        </text:list-item>
        <text:list-item>
          <text:p text:style-name="P23">Mostrar les ventes individuals fetes pels venedors de New York i de Chicago que superin els 2500€. Mostrar també el total de ventes de cada oficina.</text:p>
        </text:list-item>
        <text:list-item>
          <text:p text:style-name="P23">Mostrar quantes ventes ha fet cada venedor, la mitjana de numero de ventes dels venedors de cada oficina i el numero de ventes total.</text:p>
        </text:list-item>
        <text:list-item>
          <text:p text:style-name="P23">Mostrar les compres de productes de la fabrica 'aci' que han fet els clients del Bill Adams i el Dan Roberts. Mostrar també l'import total per cada client.</text:p>
        </text:list-item>
        <text:list-item>
          <text:p text:style-name="P24">Mostrar el total de ventes de cada oficina i el total de ventes de cada regió</text:p>
        </text:list-item>
        <text:list-item>
          <text:p text:style-name="P24">Mostrar els noms dels venedors de cada ciutat i el numero total de venedors per ciutat</text:p>
        </text:list-item>
        <text:list-item>
          <text:p text:style-name="P24">Mostrat els noms dels clients de cada ciutat i el numero total de clients per ciutat.</text:p>
        </text:list-item>
        <text:list-item>
          <text:p text:style-name="P24">Mostrat els noms dels treballadors que son -caps- d'algú, els noms dels seus -subordinats- i el numero de treballadors que té assignat cada ca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soler </meta:initial-creator>
    <meta:creation-date>2015-12-02T10:44:40.785542081</meta:creation-date>
    <dc:date>2018-02-05T11:20:59.542501369</dc:date>
    <meta:editing-duration>PT4H44M45S</meta:editing-duration>
    <meta:editing-cycles>7</meta:editing-cycles>
    <meta:generator>LibreOffice/5.1.6.2.0$Linux_X86_64 LibreOffice_project/10$Build-2</meta:generator>
    <meta:document-statistic meta:table-count="0" meta:image-count="0" meta:object-count="0" meta:page-count="7" meta:paragraph-count="234" meta:word-count="2207" meta:character-count="14297" meta:non-whitespace-character-count="9877"/>
  </office:meta>
</office:document-meta>
</file>